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3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31" office:value-type="string" calcext:value-type="string">
            <text:p>French Name</text:p>
          </table:table-cell>
          <table:table-cell table:style-name="ce32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4" calcext:value-type="float">
            <text:p>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419" calcext:value-type="float">
            <text:p>4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271" calcext:value-type="float">
            <text:p>8271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7978" calcext:value-type="float">
            <text:p>79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9 12:05:25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table:formula="of:=[.E17]-[.F17]-[.G17]" office:value-type="float" office:value="9046" calcext:value-type="float">
            <text:p>90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904" calcext:value-type="float">
            <text:p>390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787" calcext:value-type="float">
            <text:p>37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28 23:11:0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2498" calcext:value-type="float">
            <text:p>24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28 23:10: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6:15:51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35:54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33:3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13:23</text:p>
          </table:table-cell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35:54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2:50:45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1:26:49</text:p>
          </table:table-cell>
          <table:table-cell office:value-type="float" office:value="67801" calcext:value-type="float">
            <text:p>67801</text:p>
          </table:table-cell>
          <table:table-cell office:value-type="float" office:value="3177" calcext:value-type="float">
            <text:p>3177</text:p>
          </table:table-cell>
          <table:table-cell office:value-type="float" office:value="62098" calcext:value-type="float">
            <text:p>62098</text:p>
          </table:table-cell>
          <table:table-cell office:value-type="float" office:value="2526" calcext:value-type="float">
            <text:p>25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19: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1:49:0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0:42: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3:46:1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01:1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7 02:27:0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8:36: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8 02:01:16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01" calcext:value-type="float">
            <text:p>22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7575" calcext:value-type="float">
            <text:p>37575</text:p>
          </table:table-cell>
          <table:table-cell office:value-type="float" office:value="2314" calcext:value-type="float">
            <text:p>2314</text:p>
          </table:table-cell>
          <table:table-cell office:value-type="float" office:value="5700" calcext:value-type="float">
            <text:p>5700</text:p>
          </table:table-cell>
          <table:table-cell office:value-type="float" office:value="29561" calcext:value-type="float">
            <text:p>295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762" calcext:value-type="float">
            <text:p>9762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9120" calcext:value-type="float">
            <text:p>91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089" calcext:value-type="float">
            <text:p>17089</text:p>
          </table:table-cell>
          <table:table-cell office:value-type="float" office:value="1019" calcext:value-type="float">
            <text:p>1019</text:p>
          </table:table-cell>
          <table:table-cell office:value-type="float" office:value="135" calcext:value-type="float">
            <text:p>135</text:p>
          </table:table-cell>
          <table:table-cell office:value-type="float" office:value="15935" calcext:value-type="float">
            <text:p>159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42" calcext:value-type="float">
            <text:p>18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9" calcext:value-type="float">
            <text:p>26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28 23:05:2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23" calcext:value-type="float">
            <text:p>18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office:value-type="float" office:value="8481" calcext:value-type="float">
            <text:p>8481</text:p>
          </table:table-cell>
          <table:table-cell office:value-type="float" office:value="48781" calcext:value-type="float">
            <text:p>48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61" calcext:value-type="float">
            <text:p>106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77" calcext:value-type="float">
            <text:p>9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47" calcext:value-type="float">
            <text:p>8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9" calcext:value-type="float">
            <text:p>8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33" calcext:value-type="float">
            <text:p>3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15" calcext:value-type="float">
            <text:p>24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5408" calcext:value-type="float">
            <text:p>35408</text:p>
          </table:table-cell>
          <table:table-cell office:value-type="float" office:value="2517" calcext:value-type="float">
            <text:p>2517</text:p>
          </table:table-cell>
          <table:table-cell office:value-type="float" office:value="11679" calcext:value-type="float">
            <text:p>11679</text:p>
          </table:table-cell>
          <table:table-cell office:value-type="float" office:value="21212" calcext:value-type="float">
            <text:p>212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619" calcext:value-type="float">
            <text:p>361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518" calcext:value-type="float">
            <text:p>35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2472" calcext:value-type="float">
            <text:p>92472</text:p>
          </table:table-cell>
          <table:table-cell office:value-type="float" office:value="10023" calcext:value-type="float">
            <text:p>10023</text:p>
          </table:table-cell>
          <table:table-cell office:value-type="float" office:value="12384" calcext:value-type="float">
            <text:p>12384</text:p>
          </table:table-cell>
          <table:table-cell office:value-type="float" office:value="70065" calcext:value-type="float">
            <text:p>700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1237" calcext:value-type="float">
            <text:p>12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31" calcext:value-type="float">
            <text:p>18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73" calcext:value-type="float">
            <text:p>17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20" calcext:value-type="float">
            <text:p>2320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1973" calcext:value-type="float">
            <text:p>19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015" calcext:value-type="float">
            <text:p>4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85" calcext:value-type="float">
            <text:p>39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95" calcext:value-type="float">
            <text:p>149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54" calcext:value-type="float">
            <text:p>145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170" calcext:value-type="float">
            <text:p>517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027" calcext:value-type="float">
            <text:p>50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478" calcext:value-type="float">
            <text:p>9478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4523" calcext:value-type="float">
            <text:p>45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52" calcext:value-type="float">
            <text:p>145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276" calcext:value-type="float">
            <text:p>12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1" calcext:value-type="float">
            <text:p>1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62" calcext:value-type="float">
            <text:p>1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02" calcext:value-type="float">
            <text:p>6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3235" calcext:value-type="float">
            <text:p>73235</text:p>
          </table:table-cell>
          <table:table-cell office:value-type="float" office:value="5982" calcext:value-type="float">
            <text:p>5982</text:p>
          </table:table-cell>
          <table:table-cell office:value-type="float" office:value="12285" calcext:value-type="float">
            <text:p>12285</text:p>
          </table:table-cell>
          <table:table-cell office:value-type="float" office:value="54968" calcext:value-type="float">
            <text:p>549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447" calcext:value-type="float">
            <text:p>344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3326" calcext:value-type="float">
            <text:p>3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076" calcext:value-type="float">
            <text:p>14076</text:p>
          </table:table-cell>
          <table:table-cell office:value-type="float" office:value="264" calcext:value-type="float">
            <text:p>264</text:p>
          </table:table-cell>
          <table:table-cell office:value-type="float" office:value="1530" calcext:value-type="float">
            <text:p>1530</text:p>
          </table:table-cell>
          <table:table-cell office:value-type="float" office:value="12282" calcext:value-type="float">
            <text:p>12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06:58:13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142" calcext:value-type="float">
            <text:p>1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402" calcext:value-type="float">
            <text:p>74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224" calcext:value-type="float">
            <text:p>72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4" calcext:value-type="float">
            <text:p>4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Etats-Unis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6</text:p>
          </table:table-cell>
          <table:table-cell office:value-type="float" office:value="121478" calcext:value-type="float">
            <text:p>121478</text:p>
          </table:table-cell>
          <table:table-cell office:value-type="float" office:value="2026" calcext:value-type="float">
            <text:p>2026</text:p>
          </table:table-cell>
          <table:table-cell office:value-type="float" office:value="1072" calcext:value-type="float">
            <text:p>1072</text:p>
          </table:table-cell>
          <table:table-cell table:formula="of:=[.E249]-[.F249]-[.G249]" office:value-type="float" office:value="118380" calcext:value-type="float">
            <text:p>1183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51">
          <table:table-cell table:number-columns-repeated="2"/>
          <table:table-cell table:style-name="ce33"/>
          <table:table-cell table:style-name="ce38"/>
          <table:table-cell table:number-columns-repeated="62"/>
        </table:table-row>
        <table:table-row table:style-name="ro1">
          <table:table-cell table:number-columns-repeated="2"/>
          <table:table-cell table:style-name="ce33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40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2"/>
        </table:table-row>
        <table:table-row table:style-name="ro1">
          <table:table-cell table:number-columns-repeated="2"/>
          <table:table-cell table:style-name="ce34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37" office:value-type="string" calcext:value-type="string">
            <text:p>2020-03-28 23:05:25</text:p>
          </table:table-cell>
          <table:table-cell table:style-name="ce28" table:formula="of:=SUMIF([.$A$2:.$A$298]; &quot;C-Australia&quot;;[.E$2:.E$298])" office:value-type="float" office:value="3640" calcext:value-type="float">
            <text:p>3640</text:p>
          </table:table-cell>
          <table:table-cell table:style-name="ce28" table:formula="of:=SUMIF([.$A$2:.$A$298]; &quot;C-Australia&quot;;[.F$2:.F$298])" office:value-type="float" office:value="14" calcext:value-type="float">
            <text:p>14</text:p>
          </table:table-cell>
          <table:table-cell table:style-name="ce28" table:formula="of:=SUMIF([.$A$2:.$A$298]; &quot;C-Australia&quot;;[.G$2:.G$298])" office:value-type="float" office:value="244" calcext:value-type="float">
            <text:p>244</text:p>
          </table:table-cell>
          <table:table-cell table:style-name="ce28" table:formula="of:=[.E332]-[.F332]-[.G332]" office:value-type="float" office:value="3382" calcext:value-type="float">
            <text:p>3382</text:p>
          </table:table-cell>
          <table:table-cell table:number-columns-repeated="58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37" office:value-type="string" calcext:value-type="string">
            <text:p>2020-03-28 23:05:26</text:p>
          </table:table-cell>
          <table:table-cell table:style-name="ce28" table:formula="of:=SUMIF([.$A$2:.$A$297]; &quot;C-Canada&quot;;[.E$2:.E$297])" office:value-type="float" office:value="5576" calcext:value-type="float">
            <text:p>5576</text:p>
          </table:table-cell>
          <table:table-cell table:style-name="ce28" table:formula="of:=SUMIF([.$A$2:.$A$297]; &quot;C-Canada&quot;;[.F$2:.F$297])" office:value-type="float" office:value="61" calcext:value-type="float">
            <text:p>61</text:p>
          </table:table-cell>
          <table:table-cell table:style-name="ce28" table:formula="of:=SUMIF([.$A$2:.$A$297]; &quot;C-Canada&quot;;[.G$2:.G$297])" office:value-type="float" office:value="466" calcext:value-type="float">
            <text:p>466</text:p>
          </table:table-cell>
          <table:table-cell table:style-name="ce28" table:formula="of:=[.E333]-[.F333]-[.G333]" office:value-type="float" office:value="5049" calcext:value-type="float">
            <text:p>5049</text:p>
          </table:table-cell>
          <table:table-cell table:number-columns-repeated="58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37" office:value-type="string" calcext:value-type="string">
            <text:p>2020-03-28 23:05:27</text:p>
          </table:table-cell>
          <table:table-cell table:style-name="ce28" table:formula="of:=SUMIF([.$A$2:.$A$297]; &quot;C-China&quot;;[.E$2:.E$297])" office:value-type="float" office:value="81999" calcext:value-type="float">
            <text:p>81999</text:p>
          </table:table-cell>
          <table:table-cell table:style-name="ce28" table:formula="of:=SUMIF([.$A$2:.$A$297]; &quot;C-China&quot;;[.F$2:.F$297])" office:value-type="float" office:value="3299" calcext:value-type="float">
            <text:p>3299</text:p>
          </table:table-cell>
          <table:table-cell table:style-name="ce28" table:formula="of:=SUMIF([.$A$2:.$A$297]; &quot;C-China&quot;;[.G$2:.G$297])" office:value-type="float" office:value="75100" calcext:value-type="float">
            <text:p>75100</text:p>
          </table:table-cell>
          <table:table-cell table:style-name="ce28" table:formula="of:=[.E334]-[.F334]-[.G334]" office:value-type="float" office:value="3600" calcext:value-type="float">
            <text:p>3600</text:p>
          </table:table-cell>
          <table:table-cell table:number-columns-repeated="58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28</text:p>
          </table:table-cell>
          <table:table-cell table:style-name="ce28" table:formula="of:=SUMIF([.$A$2:.$A$297]; &quot;C-Denmark&quot;;[.E$2:.E$297])" office:value-type="float" office:value="2366" calcext:value-type="float">
            <text:p>2366</text:p>
          </table:table-cell>
          <table:table-cell table:style-name="ce28" table:formula="of:=SUMIF([.$A$2:.$A$297]; &quot;C-Denmark&quot;;[.F$2:.F$297])" office:value-type="float" office:value="65" calcext:value-type="float">
            <text:p>65</text:p>
          </table:table-cell>
          <table:table-cell table:style-name="ce28" table:formula="of:=SUMIF([.$A$2:.$A$297]; &quot;C-Denmark&quot;;[.G$2:.G$297])" office:value-type="float" office:value="57" calcext:value-type="float">
            <text:p>57</text:p>
          </table:table-cell>
          <table:table-cell table:style-name="ce28" table:formula="of:=[.E335]-[.F335]-[.G335]" office:value-type="float" office:value="2244" calcext:value-type="float">
            <text:p>2244</text:p>
          </table:table-cell>
          <table:table-cell table:number-columns-repeated="58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29</text:p>
          </table:table-cell>
          <table:table-cell table:style-name="ce28" table:formula="of:=SUMIF([.$A$2:.$A$297]; &quot;C-France&quot;;[.E$2:.E$297])" office:value-type="float" office:value="38105" calcext:value-type="float">
            <text:p>38105</text:p>
          </table:table-cell>
          <table:table-cell table:style-name="ce28" table:formula="of:=SUMIF([.$A$2:.$A$297]; &quot;C-France&quot;;[.F$2:.F$297])" office:value-type="float" office:value="2317" calcext:value-type="float">
            <text:p>2317</text:p>
          </table:table-cell>
          <table:table-cell table:style-name="ce28" table:formula="of:=SUMIF([.$A$2:.$A$297]; &quot;C-France&quot;;[.G$2:.G$297])" office:value-type="float" office:value="5724" calcext:value-type="float">
            <text:p>5724</text:p>
          </table:table-cell>
          <table:table-cell table:style-name="ce28" table:formula="of:=[.E336]-[.F336]-[.G336]" office:value-type="float" office:value="30064" calcext:value-type="float">
            <text:p>30064</text:p>
          </table:table-cell>
          <table:table-cell table:number-columns-repeated="58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30</text:p>
          </table:table-cell>
          <table:table-cell table:style-name="ce28" table:formula="of:=SUMIF([.$A$2:.$A$297]; &quot;C-Netherlands&quot;;[.E$2:.E$297])" office:value-type="float" office:value="9819" calcext:value-type="float">
            <text:p>9819</text:p>
          </table:table-cell>
          <table:table-cell table:style-name="ce28" table:formula="of:=SUMIF([.$A$2:.$A$297]; &quot;C-Netherlands&quot;;[.F$2:.F$297])" office:value-type="float" office:value="640" calcext:value-type="float">
            <text:p>640</text:p>
          </table:table-cell>
          <table:table-cell table:style-name="ce28" table:formula="of:=SUMIF([.$A$2:.$A$297]; &quot;C-Netherlands&quot;;[.G$2:.G$297])" office:value-type="float" office:value="6" calcext:value-type="float">
            <text:p>6</text:p>
          </table:table-cell>
          <table:table-cell table:style-name="ce28" table:formula="of:=[.E337]-[.F337]-[.G337]" office:value-type="float" office:value="9173" calcext:value-type="float">
            <text:p>9173</text:p>
          </table:table-cell>
          <table:table-cell table:number-columns-repeated="58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28 23:05:31</text:p>
          </table:table-cell>
          <table:table-cell table:style-name="ce28" table:formula="of:=SUMIF([.$A$2:.$A$297]; &quot;C-United Kingdom&quot;;[.E$2:.E$297])" office:value-type="float" office:value="17312" calcext:value-type="float">
            <text:p>17312</text:p>
          </table:table-cell>
          <table:table-cell table:style-name="ce28" table:formula="of:=SUMIF([.$A$2:.$A$297]; &quot;C-United Kingdom&quot;;[.F$2:.F$297])" office:value-type="float" office:value="1021" calcext:value-type="float">
            <text:p>1021</text:p>
          </table:table-cell>
          <table:table-cell table:style-name="ce28" table:formula="of:=SUMIF([.$A$2:.$A$297]; &quot;C-United Kingdom&quot;;[.G$2:.G$297])" office:value-type="float" office:value="151" calcext:value-type="float">
            <text:p>151</text:p>
          </table:table-cell>
          <table:table-cell table:style-name="ce28" table:formula="of:=[.E338]-[.F338]-[.G338]" office:value-type="float" office:value="16140" calcext:value-type="float">
            <text:p>16140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formula="of:=[.E339]-[.F339]-[.G339]" office:value-type="float" office:value="634" calcext:value-type="float">
            <text:p>634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3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E340]-[.F340]-[.G340]"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28 23:05:3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E341]-[.F341]-[.G341]" office:value-type="float" office:value="234" calcext:value-type="float">
            <text:p>234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2"/>
        </table:table-row>
        <table:table-row table:style-name="ro1">
          <table:table-cell table:number-columns-repeated="2"/>
          <table:table-cell table:style-name="ce34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41"/>
        <table:table-column table:style-name="co9" table:number-columns-repeated="4" table:default-cell-style-name="ce41"/>
        <table:table-column table:style-name="co9" table:default-cell-style-name="Default"/>
        <table:table-row table:style-name="ro1">
          <table:table-cell table:style-name="ce31" office:value-type="string" calcext:value-type="string">
            <text:p>French Name</text:p>
          </table:table-cell>
          <table:table-cell table:style-name="ce31" office:value-type="string" calcext:value-type="string">
            <text:p>Confirmed</text:p>
          </table:table-cell>
          <table:table-cell table:style-name="ce31" office:value-type="string" calcext:value-type="string">
            <text:p>Deaths</text:p>
          </table:table-cell>
          <table:table-cell table:style-name="ce31" office:value-type="string" calcext:value-type="string">
            <text:p>Recovered</text:p>
          </table:table-cell>
          <table:table-cell table:style-name="ce31" office:value-type="string" calcext:value-type="string">
            <text:p>Existing</text:p>
          </table:table-cell>
          <table:table-cell table:style-name="ce32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all_data.$C$2:.$C$331];&quot;Europe&quot;;[$all_data.F$2:$all_data.F$302])" office:value-type="float" office:value="21853" calcext:value-type="float">
            <text:p>21853</text:p>
          </table:table-cell>
          <table:table-cell table:formula="of:=SUMIF([all_data.$C$2:.$C$331];&quot;Europe&quot;;[$all_data.G$2:$all_data.G$302])" office:value-type="float" office:value="42942" calcext:value-type="float">
            <text:p>42942</text:p>
          </table:table-cell>
          <table:table-cell table:formula="of:=SUMIF([all_data.$C$2:.$C$331];&quot;Europe&quot;;[$all_data.H$2:$all_data.H$302])" office:value-type="float" office:value="299179" calcext:value-type="float">
            <text:p>299179</text:p>
          </table:table-cell>
          <table:table-cell table:style-name="ce3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0439" calcext:value-type="float">
            <text:p>10439</text:p>
          </table:table-cell>
          <table:table-cell table:formula="of:=SUMIF([$all_data.$C$2:$all_data.$C$331];&quot;Amérique du Sud&quot;;[$all_data.F$2:$all_data.F$302])" office:value-type="float" office:value="213" calcext:value-type="float">
            <text:p>213</text:p>
          </table:table-cell>
          <table:table-cell table:formula="of:=SUMIF([$all_data.$C$2:$all_data.$C$331];&quot;Amérique du Sud&quot;;[$all_data.G$2:$all_data.G$302])" office:value-type="float" office:value="211" calcext:value-type="float">
            <text:p>211</text:p>
          </table:table-cell>
          <table:table-cell table:formula="of:=SUMIF([$all_data.$C$2:$all_data.$C$331];&quot;Amérique du Sud&quot;;[$all_data.H$2:$all_data.H$302])" office:value-type="float" office:value="10015" calcext:value-type="float">
            <text:p>1001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217" calcext:value-type="float">
            <text:p>4217</text:p>
          </table:table-cell>
          <table:table-cell table:formula="of:=SUMIF([all_data.$C$2:.$C$302];&quot;Afrique&quot;;[all_data.F$2:.F$302])" office:value-type="float" office:value="134" calcext:value-type="float">
            <text:p>134</text:p>
          </table:table-cell>
          <table:table-cell table:formula="of:=SUMIF([all_data.$C$2:.$C$302];&quot;Afrique&quot;;[all_data.G$2:.G$302])" office:value-type="float" office:value="253" calcext:value-type="float">
            <text:p>253</text:p>
          </table:table-cell>
          <table:table-cell table:formula="of:=SUMIF([all_data.$C$2:.$C$302];&quot;Afrique&quot;;[all_data.H$2:.H$302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092" calcext:value-type="float">
            <text:p>4092</text:p>
          </table:table-cell>
          <table:table-cell table:formula="of:=SUMIF([$all_data.$C$2:$all_data.$C$331];&quot;Océanie&quot;;[$all_data.F$2:$all_data.F$302])" office:value-type="float" office:value="14" calcext:value-type="float">
            <text:p>14</text:p>
          </table:table-cell>
          <table:table-cell table:formula="of:=SUMIF([$all_data.$C$2:$all_data.$C$331];&quot;Océanie&quot;;[$all_data.G$2:$all_data.G$302])" office:value-type="float" office:value="294" calcext:value-type="float">
            <text:p>294</text:p>
          </table:table-cell>
          <table:table-cell table:formula="of:=SUMIF([$all_data.$C$2:$all_data.$C$331];&quot;Océanie&quot;;[$all_data.H$2:$all_data.H$302]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962" calcext:value-type="float">
            <text:p>1962</text:p>
          </table:table-cell>
          <table:table-cell table:formula="of:=SUMIF([$all_data.$C$2:$all_data.$C$331];&quot;Amérique Centrale&quot;;[$all_data.F$2:$all_data.F$302])" office:value-type="float" office:value="52" calcext:value-type="float">
            <text:p>52</text:p>
          </table:table-cell>
          <table:table-cell table:formula="of:=SUMIF([$all_data.$C$2:$all_data.$C$331];&quot;Amérique Centrale&quot;;[$all_data.G$2:$all_data.G$302])" office:value-type="float" office:value="28" calcext:value-type="float">
            <text:p>28</text:p>
          </table:table-cell>
          <table:table-cell table:formula="of:=SUMIF([$all_data.$C$2:$all_data.$C$331];&quot;Amérique Centrale&quot;;[$all_data.H$2:$all_data.H$302])" office:value-type="float" office:value="1882" calcext:value-type="float">
            <text:p>1882</text:p>
          </table:table-cell>
          <table:table-cell/>
        </table:table-row>
      </table:table>
      <table:table table:name="major_continent" table:style-name="ta1">
        <table:table-column table:style-name="co11" table:default-cell-style-name="ce41"/>
        <table:table-column table:style-name="co9" table:number-columns-repeated="4" table:default-cell-style-name="ce41"/>
        <table:table-row table:style-name="ro1">
          <table:table-cell table:style-name="ce31" office:value-type="string" calcext:value-type="string">
            <text:p>French Name</text:p>
          </table:table-cell>
          <table:table-cell table:style-name="ce31" office:value-type="string" calcext:value-type="string">
            <text:p>Confirmed</text:p>
          </table:table-cell>
          <table:table-cell table:style-name="ce31" office:value-type="string" calcext:value-type="string">
            <text:p>Deaths</text:p>
          </table:table-cell>
          <table:table-cell table:style-name="ce31" office:value-type="string" calcext:value-type="string">
            <text:p>Recovered</text:p>
          </table:table-cell>
          <table:table-cell table:style-name="ce3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$all_data.$C$2:$all_data.$C$331];&quot;Europe&quot;;[$all_data.F$2:$all_data.F$302])" office:value-type="float" office:value="21853" calcext:value-type="float">
            <text:p>21853</text:p>
          </table:table-cell>
          <table:table-cell table:formula="of:=SUMIF([$all_data.$C$2:$all_data.$C$331];&quot;Europe&quot;;[$all_data.G$2:$all_data.G$302])" office:value-type="float" office:value="42942" calcext:value-type="float">
            <text:p>42942</text:p>
          </table:table-cell>
          <table:table-cell table:formula="of:=SUMIF([$all_data.$C$2:$all_data.$C$331];&quot;Europe&quot;;[$all_data.H$2:$all_data.H$302])" office:value-type="float" office:value="299179" calcext:value-type="float">
            <text:p>29917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8748" calcext:value-type="float">
            <text:p>18748</text:p>
          </table:table-cell>
          <table:table-cell table:formula="of:=SUM([$continent.C$6:$continent.C$8])" office:value-type="float" office:value="361" calcext:value-type="float">
            <text:p>361</text:p>
          </table:table-cell>
          <table:table-cell table:formula="of:=SUM([$continent.D$6:$continent.D$8])" office:value-type="float" office:value="758" calcext:value-type="float">
            <text:p>758</text:p>
          </table:table-cell>
          <table:table-cell table:formula="of:=SUM([$continent.E$6:$continent.E$8])" office:value-type="float" office:value="17629" calcext:value-type="float">
            <text:p>176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1" table:number-columns-repeated="5"/>
        </table:table-row>
      </table:table>
      <table:table table:name="Total" table:style-name="ta1">
        <table:table-column table:style-name="co12" table:default-cell-style-name="ce31"/>
        <table:table-column table:style-name="co9" table:number-columns-repeated="4" table:default-cell-style-name="ce3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.B9])" office:value-type="float" office:value="661694" calcext:value-type="float">
            <text:p>661694</text:p>
          </table:table-cell>
          <table:table-cell table:style-name="Default" table:formula="of:=SUM([$continent.C2:.C9])" office:value-type="float" office:value="30720" calcext:value-type="float">
            <text:p>30720</text:p>
          </table:table-cell>
          <table:table-cell table:style-name="Default" table:formula="of:=SUM([$continent.D2:.D9])" office:value-type="float" office:value="139114" calcext:value-type="float">
            <text:p>139114</text:p>
          </table:table-cell>
          <table:table-cell table:style-name="Default" table:formula="of:=[.B2]-[.C2]-[.D2]" office:value-type="float" office:value="491860" calcext:value-type="float">
            <text:p>491860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-00-00</text:date>, <text:time style:data-style-name="N2" text:time-value="16:41:50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9T16:42:55.846000000</dc:date>
    <meta:editing-duration>PT5H25M26S</meta:editing-duration>
    <meta:editing-cycles>37</meta:editing-cycles>
    <meta:generator>LibreOffice/6.4.2.2$Windows_X86_64 LibreOffice_project/4e471d8c02c9c90f512f7f9ead8875b57fcb1ec3</meta:generator>
    <meta:document-statistic meta:table-count="4" meta:cell-count="2112" meta:object-count="0"/>
  </office:meta>
</office:document-meta>
</file>